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370000004AFA7BE6BC.png"/>
  <manifest:file-entry manifest:media-type="image/jpeg" manifest:full-path="Pictures/100000000000007600000036BF295434.jpg"/>
  <manifest:file-entry manifest:media-type="image/jpeg" manifest:full-path="Pictures/10000000000000850000003C56691721.jpg"/>
  <manifest:file-entry manifest:media-type="image/png" manifest:full-path="Pictures/10000000000000200000002000309F1C.png"/>
  <manifest:file-entry manifest:media-type="" manifest:full-path="Pictures/2000002F00002B3400001A5BAC5BBB96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339999" draw:textarea-horizontal-align="left" draw:textarea-vertical-align="middle" draw:auto-grow-height="false" fo:padding-top="0.13cm" fo:padding-bottom="0.13cm" fo:padding-left="0.25cm" fo:padding-right="0.25cm" fo:wrap-option="wrap" draw:shadow="hidden" draw:shadow-offset-x="0.3cm" draw:shadow-offset-y="0.3cm" draw:shad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width="0.02cm" svg:stroke-color="#000000" draw:marker-start-width="0.34cm" draw:marker-end-width="0.34cm" draw:fill="none" draw:fill-color="#ffffff" draw:textarea-horizontal-align="left" draw:auto-grow-height="true" draw:auto-grow-width="true" fo:min-height="0cm" fo:min-width="4.947cm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0000" draw:marker-start-width="0.34cm" draw:marker-end-width="0.34cm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Fine_20_Dashed" svg:stroke-width="0.02cm" draw:marker-start-width="0.33cm" draw:marker-end-width="0.3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marker-start="Rounded_20_large_20_Arrow" draw:marker-start-width="0.15cm" draw:marker-end="Rounded_20_large_20_Arrow" draw:marker-end-width="0.1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family="'DejaVu Sans'" style:font-family-generic="swiss" style:font-pitch="variable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6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7" style:family="paragraph">
      <style:text-properties fo:font-family="'DejaVu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P8" style:family="paragraph">
      <style:text-properties fo:font-size="10.5pt" fo:font-weight="normal" style:font-size-asian="10.5pt" style:font-weight-asian="normal" style:font-size-complex="10.5pt" style:font-weight-complex="normal"/>
    </style:style>
    <style:style style:name="P9" style:family="paragraph">
      <style:text-properties fo:font-family="'DejaVu Sans'" style:font-family-generic="swiss" style:font-pitch="variable" fo:font-size="10.5pt" fo:font-weight="normal" style:font-size-asian="10.5pt" style:font-weight-asian="normal" style:font-size-complex="10.5pt" style:font-weight-complex="normal"/>
    </style:style>
    <style:style style:name="T1" style:family="text"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family="'DejaVu Sans'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family="'DejaVu Sans'" style:font-family-generic="swiss" style:font-pitch="variable" fo:font-size="10.5pt" fo:font-weight="normal" style:font-size-asian="10.5pt" style:font-weight-asian="normal" style:font-size-complex="10.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27cm" svg:height="1.038cm" svg:x="3.6cm" svg:y="8.962cm">
          <draw:image xlink:href="Pictures/100000000000007600000036BF295434.jpg" xlink:type="simple" xlink:show="embed" xlink:actuate="onLoad">
            <text:p/>
          </draw:image>
        </draw:frame>
        <draw:frame draw:style-name="gr1" draw:text-style-name="P1" draw:layer="layout" svg:width="2.558cm" svg:height="1.154cm" svg:x="3.442cm" svg:y="3cm">
          <draw:image xlink:href="Pictures/10000000000000850000003C56691721.jpg" xlink:type="simple" xlink:show="embed" xlink:actuate="onLoad">
            <text:p/>
          </draw:image>
        </draw:frame>
        <draw:frame draw:style-name="gr2" draw:text-style-name="P2" draw:layer="layout" svg:width="3.281cm" svg:height="1.98cm" svg:x="1.201cm" svg:y="5.4cm">
          <draw:image xlink:href="Pictures/2000002F00002B3400001A5BAC5BBB96.wmf" xlink:type="simple" xlink:show="embed" xlink:actuate="onLoad">
            <text:p/>
          </draw:image>
        </draw:frame>
        <draw:line draw:style-name="gr3" draw:text-style-name="P3" draw:layer="layout" svg:x1="4.6cm" svg:y1="4cm" svg:x2="4.6cm" svg:y2="6cm">
          <text:p/>
        </draw:line>
        <draw:line draw:style-name="gr3" draw:text-style-name="P3" draw:layer="layout" svg:x1="4.6cm" svg:y1="7.1cm" svg:x2="4.6cm" svg:y2="9.1cm">
          <text:p/>
        </draw:line>
        <draw:frame draw:style-name="gr4" draw:text-style-name="P5" draw:layer="layout" svg:width="1.874cm" svg:height="1.157cm" svg:x="4.433cm" svg:y="7.888cm">
          <draw:text-box>
            <text:p text:style-name="P4"><text:span text:style-name="T1">iSCSI</text:span></text:p>
            <text:p text:style-name="P4"><text:span text:style-name="T1">target</text:span></text:p>
          </draw:text-box>
        </draw:frame>
        <draw:frame draw:style-name="gr4" draw:text-style-name="P5" draw:layer="layout" svg:width="2.284cm" svg:height="1.157cm" svg:x="4.433cm" svg:y="4.088cm">
          <draw:text-box>
            <text:p text:style-name="P4"><text:span text:style-name="T1">iSCSI</text:span></text:p>
            <text:p text:style-name="P4"><text:span text:style-name="T1">initiator</text:span></text:p>
          </draw:text-box>
        </draw:frame>
        <draw:frame draw:style-name="gr1" draw:text-style-name="P1" draw:layer="layout" svg:width="1.074cm" svg:height="1.445cm" svg:x="4.026cm" svg:y="5.7cm">
          <draw:image xlink:href="Pictures/10000000000000370000004AFA7BE6BC.png" xlink:type="simple" xlink:show="embed" xlink:actuate="onLoad">
            <text:p/>
          </draw:image>
        </draw:frame>
        <draw:frame draw:style-name="gr5" draw:text-style-name="P7" draw:layer="layout" svg:width="5.467cm" svg:height="0.724cm" svg:x="10.533cm" svg:y="2.988cm">
          <draw:text-box>
            <text:p text:style-name="P6"><text:span text:style-name="T2">User Application</text:span></text:p>
          </draw:text-box>
        </draw:frame>
        <draw:frame draw:style-name="gr6" draw:text-style-name="P7" draw:layer="layout" svg:width="2.749cm" svg:height="0.724cm" svg:x="10.533cm" svg:y="4.688cm">
          <draw:text-box>
            <text:p text:style-name="P6"><text:span text:style-name="T2">File System</text:span></text:p>
          </draw:text-box>
        </draw:frame>
        <draw:line draw:style-name="gr7" draw:text-style-name="P1" draw:layer="layout" svg:x1="9.5cm" svg:y1="4.2cm" svg:x2="16.5cm" svg:y2="4.2cm">
          <text:p/>
        </draw:line>
        <draw:frame draw:style-name="gr5" draw:text-style-name="P7" draw:layer="layout" svg:width="5.467cm" svg:height="0.724cm" svg:x="10.533cm" svg:y="5.688cm">
          <draw:text-box>
            <text:p text:style-name="P6"><text:span text:style-name="T2">Block Device Subsystem</text:span></text:p>
          </draw:text-box>
        </draw:frame>
        <draw:frame draw:style-name="gr5" draw:text-style-name="P7" draw:layer="layout" svg:width="5.467cm" svg:height="0.724cm" svg:x="10.533cm" svg:y="6.788cm">
          <draw:text-box>
            <text:p text:style-name="P6"><text:span text:style-name="T2">SCSI Subsystem</text:span></text:p>
          </draw:text-box>
        </draw:frame>
        <draw:frame draw:style-name="gr5" draw:text-style-name="P7" draw:layer="layout" svg:width="5.467cm" svg:height="0.724cm" svg:x="10.534cm" svg:y="7.888cm">
          <draw:text-box>
            <text:p text:style-name="P6"><text:span text:style-name="T2">iSCSI</text:span></text:p>
          </draw:text-box>
        </draw:frame>
        <draw:line draw:style-name="gr8" draw:text-style-name="P1" draw:layer="layout" svg:x1="9.5cm" svg:y1="9cm" svg:x2="16.5cm" svg:y2="9cm">
          <text:p/>
        </draw:line>
        <draw:frame draw:style-name="gr5" draw:text-style-name="P7" draw:layer="layout" svg:width="5.467cm" svg:height="0.724cm" svg:x="10.535cm" svg:y="9.388cm">
          <draw:text-box>
            <text:p text:style-name="P6"><text:span text:style-name="T2">TCP/IP</text:span></text:p>
          </draw:text-box>
        </draw:frame>
        <draw:line draw:style-name="gr9" draw:text-style-name="P1" draw:layer="layout" svg:x1="15cm" svg:y1="3.7cm" svg:x2="15cm" svg:y2="5.7cm">
          <text:p/>
        </draw:line>
        <draw:line draw:style-name="gr9" draw:text-style-name="P1" draw:layer="layout" svg:x1="11.9cm" svg:y1="3.7cm" svg:x2="11.9cm" svg:y2="4.7cm">
          <text:p/>
        </draw:line>
        <draw:line draw:style-name="gr9" draw:text-style-name="P1" draw:layer="layout" svg:x1="15cm" svg:y1="6.2cm" svg:x2="15cm" svg:y2="7cm">
          <text:p/>
        </draw:line>
        <draw:line draw:style-name="gr9" draw:text-style-name="P1" draw:layer="layout" svg:x1="15cm" svg:y1="7.3cm" svg:x2="15cm" svg:y2="8.1cm">
          <text:p/>
        </draw:line>
        <draw:line draw:style-name="gr9" draw:text-style-name="P1" draw:layer="layout" svg:x1="15cm" svg:y1="8.6cm" svg:x2="15cm" svg:y2="9.4cm">
          <text:p/>
        </draw:line>
        <draw:frame draw:style-name="gr4" draw:text-style-name="P9" draw:layer="layout" svg:width="2.598cm" svg:height="0.683cm" svg:x="8.133cm" svg:y="3.588cm">
          <draw:text-box>
            <text:p text:style-name="P8"><text:span text:style-name="T3">User Space</text:span></text:p>
          </draw:text-box>
        </draw:frame>
        <draw:frame draw:style-name="gr4" draw:text-style-name="P9" draw:layer="layout" svg:width="2.915cm" svg:height="0.683cm" svg:x="7.833cm" svg:y="4.189cm">
          <draw:text-box>
            <text:p text:style-name="P8"><text:span text:style-name="T3">Kernel Space</text:span></text:p>
          </draw:text-box>
        </draw:frame>
        <draw:frame draw:style-name="gr4" draw:text-style-name="P9" draw:layer="layout" svg:width="2.915cm" svg:height="0.683cm" svg:x="7.834cm" svg:y="4.19cm">
          <draw:text-box>
            <text:p text:style-name="P8"><text:span text:style-name="T3">Kernel Space</text:span></text:p>
          </draw:text-box>
        </draw:frame>
        <draw:frame draw:style-name="gr4" draw:text-style-name="P9" draw:layer="layout" svg:width="3.622cm" svg:height="1.115cm" svg:x="7.635cm" svg:y="8.491cm">
          <draw:text-box>
            <text:p text:style-name="P8"><text:span text:style-name="T3">Kernel Space API</text:span></text:p>
            <text:p text:style-name="P8"><text:span text:style-name="T3">to TCP/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creation-date>2010-04-27T21:52:33</meta:creation-date>
    <dc:date>2010-04-27T22:13:26</dc:date>
    <meta:editing-duration>PT00H20M53S</meta:editing-duration>
    <meta:editing-cycles>1</meta:editing-cycles>
    <meta:document-statistic meta:object-count="25"/>
    <meta:generator>OpenOffice.org/3.2$Unix OpenOffice.org_project/320m12$Build-9483</meta:generator>
  </office:meta>
</office:document-meta>
</file>